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UserPoolDataSourceFactory.getNewInstance( Reference ref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7">
            <text:p text:style-name="Table_20_Contents">27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PerUserPoolDataSourceFactory.isCorrectClass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